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8">
          <table:table-cell table:number-columns-repeated="4"/>
        </table:table-row>
        <table:table-row table:style-name="ro2">
          <table:table-cell table:number-columns-repeated="2"/>
          <table:table-cell table:formula="of:=MULTIPLY(12;514)" office:value-type="float" office:value="6168" calcext:value-type="float">
            <text:p>6168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formula="of:=GETDOUBLEOF([.C9:.C9])" office:value-type="float" office:value="12336" calcext:value-type="float">
            <text:p>1233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formula="of:=GETMPF(132)" office:value-type="string" office:string-value="3.1415926535897932384626433832795028841971693993751" calcext:value-type="string">
            <text:p>3.14159265358979323846264338327950288419716939937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7:12:42.6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H</meta:initial-creator>
    <meta:creation-date>2015-04-13T19:54:26.192000000</meta:creation-date>
    <dc:date>2015-04-14T17:36:28.583000000</dc:date>
    <meta:editing-duration>PT29M10S</meta:editing-duration>
    <meta:editing-cycles>5</meta:editing-cycles>
    <meta:generator>LibreOffice/4.4.1.2$Windows_x86 LibreOffice_project/45e2de17089c24a1fa810c8f975a7171ba4cd432</meta:generator>
    <meta:document-statistic meta:table-count="1" meta:cell-count="4" meta:object-count="0"/>
  </office:meta>
</office:document-meta>
</file>